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.45cm" svg:height="10.359cm" svg:x="14.648cm" svg:y="3.666cm">
            <draw:object draw:notify-on-update-of-ranges="Лист1.A2:Лист1.A9 Лист1.B1:Лист1.B1 Лист1.B2:Лист1.B9 Лист1.C1:Лист1.C1 Лист1.C2:Лист1.C9 Лист1.D1:Лист1.D1 Лист1.D2:Лист1.D9 Лист1.E1:Лист1.E1 Лист1.E2:Лист1.E9 Лист1.F1:Лист1.F1 Лист1.F2:Лист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2994" calcext:value-type="float">
            <text:p>0,019</text:p>
          </table:table-cell>
          <table:table-cell office:value-type="float" office:value="0.0165435" calcext:value-type="float">
            <text:p>0,017</text:p>
          </table:table-cell>
          <table:table-cell office:value-type="float" office:value="0.0154891" calcext:value-type="float">
            <text:p>0,015</text:p>
          </table:table-cell>
          <table:table-cell office:value-type="float" office:value="0.0152855" calcext:value-type="float">
            <text:p>0,015</text:p>
          </table:table-cell>
          <table:table-cell office:value-type="float" office:value="0.0161229" calcext:value-type="float">
            <text:p>0,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8546" calcext:value-type="float">
            <text:p>0,020</text:p>
          </table:table-cell>
          <table:table-cell office:value-type="float" office:value="0.0172708" calcext:value-type="float">
            <text:p>0,017</text:p>
          </table:table-cell>
          <table:table-cell office:value-type="float" office:value="0.0165309" calcext:value-type="float">
            <text:p>0,017</text:p>
          </table:table-cell>
          <table:table-cell office:value-type="float" office:value="0.0168574" calcext:value-type="float">
            <text:p>0,017</text:p>
          </table:table-cell>
          <table:table-cell office:value-type="float" office:value="0.0322941" calcext:value-type="float">
            <text:p>0,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09258" calcext:value-type="float">
            <text:p>0,021</text:p>
          </table:table-cell>
          <table:table-cell office:value-type="float" office:value="0.0190899" calcext:value-type="float">
            <text:p>0,019</text:p>
          </table:table-cell>
          <table:table-cell office:value-type="float" office:value="0.0212417" calcext:value-type="float">
            <text:p>0,021</text:p>
          </table:table-cell>
          <table:table-cell office:value-type="float" office:value="0.0338381" calcext:value-type="float">
            <text:p>0,034</text:p>
          </table:table-cell>
          <table:table-cell office:value-type="float" office:value="0.0644612" calcext:value-type="float">
            <text:p>0,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60143" calcext:value-type="float">
            <text:p>0,026</text:p>
          </table:table-cell>
          <table:table-cell office:value-type="float" office:value="0.0335896" calcext:value-type="float">
            <text:p>0,034</text:p>
          </table:table-cell>
          <table:table-cell office:value-type="float" office:value="0.0428702" calcext:value-type="float">
            <text:p>0,043</text:p>
          </table:table-cell>
          <table:table-cell office:value-type="float" office:value="0.0679644" calcext:value-type="float">
            <text:p>0,068</text:p>
          </table:table-cell>
          <table:table-cell office:value-type="float" office:value="0.128885" calcext:value-type="float">
            <text:p>0,1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6292" calcext:value-type="float">
            <text:p>0,055</text:p>
          </table:table-cell>
          <table:table-cell office:value-type="float" office:value="0.069656" calcext:value-type="float">
            <text:p>0,070</text:p>
          </table:table-cell>
          <table:table-cell office:value-type="float" office:value="0.0862588" calcext:value-type="float">
            <text:p>0,086</text:p>
          </table:table-cell>
          <table:table-cell office:value-type="float" office:value="0.136618" calcext:value-type="float">
            <text:p>0,137</text:p>
          </table:table-cell>
          <table:table-cell office:value-type="float" office:value="0.257815" calcext:value-type="float">
            <text:p>0,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7375" calcext:value-type="float">
            <text:p>0,117</text:p>
          </table:table-cell>
          <table:table-cell office:value-type="float" office:value="0.14374" calcext:value-type="float">
            <text:p>0,144</text:p>
          </table:table-cell>
          <table:table-cell office:value-type="float" office:value="0.170078" calcext:value-type="float">
            <text:p>0,170</text:p>
          </table:table-cell>
          <table:table-cell office:value-type="float" office:value="0.274148" calcext:value-type="float">
            <text:p>0,274</text:p>
          </table:table-cell>
          <table:table-cell office:value-type="float" office:value="0.515385" calcext:value-type="float">
            <text:p>0,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42264" calcext:value-type="float">
            <text:p>0,242</text:p>
          </table:table-cell>
          <table:table-cell office:value-type="float" office:value="0.292764" calcext:value-type="float">
            <text:p>0,293</text:p>
          </table:table-cell>
          <table:table-cell office:value-type="float" office:value="0.351383" calcext:value-type="float">
            <text:p>0,351</text:p>
          </table:table-cell>
          <table:table-cell office:value-type="float" office:value="0.547034" calcext:value-type="float">
            <text:p>0,547</text:p>
          </table:table-cell>
          <table:table-cell office:value-type="float" office:value="1.03376" calcext:value-type="float">
            <text:p>1,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12602" calcext:value-type="float">
            <text:p>0,513</text:p>
          </table:table-cell>
          <table:table-cell office:value-type="float" office:value="0.605092" calcext:value-type="float">
            <text:p>0,605</text:p>
          </table:table-cell>
          <table:table-cell office:value-type="float" office:value="0.70815" calcext:value-type="float">
            <text:p>0,708</text:p>
          </table:table-cell>
          <table:table-cell office:value-type="float" office:value="1.10266" calcext:value-type="float">
            <text:p>1,103</text:p>
          </table:table-cell>
          <table:table-cell office:value-type="float" office:value="2.06295" calcext:value-type="float">
            <text:p>2,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 number:title="Особый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21:42:23.078446071</meta:creation-date>
    <dc:date>2022-06-09T22:13:02.928181752</dc:date>
    <meta:editing-duration>PT10M8S</meta:editing-duration>
    <meta:editing-cycles>2</meta:editing-cycles>
    <meta:generator>LibreOffice/6.4.7.2$Linux_X86_64 LibreOffice_project/40$Build-2</meta:generator>
    <meta:document-statistic meta:table-count="1" meta:cell-count="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0" number:title="Особый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0">
      <style:chart-properties chart:link-data-style-to-source="false" chart:data-label-number="value" chart:data-label-text="false" chart:data-label-symbol="false" style:rotation-angle="90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false" chart:data-label-number="value" chart:data-label-text="false" chart:data-label-symbol="false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false" chart:data-label-number="value" chart:data-label-text="false" chart:data-label-symbol="false" style:rotation-angle="90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51cm" svg:height="10.36cm" xlink:href=".." xlink:type="simple" chart:class="chart:bar" chart:style-name="ch1">
        <chart:legend chart:legend-position="end" svg:x="22.955cm" svg:y="3.885cm" style:legend-expansion="high" chart:style-name="ch2"/>
        <chart:plot-area chart:style-name="ch3" table:cell-range-address="Лист1.A1:Лист1.F9" chart:data-source-has-labels="both" svg:x="1.5cm" svg:y="0.207cm" svg:width="20.966cm" svg:height="8.965cm">
          <chartooo:coordinate-region svg:x="2.783cm" svg:y="0.406cm" svg:width="19.683cm" svg:height="8.119cm"/>
          <chart:axis chart:dimension="x" chart:name="primary-x" chart:style-name="ch4" chartooo:axis-type="auto">
            <chartooo:date-scale/>
            <chart:title svg:x="10.299cm" svg:y="9.379cm" chart:style-name="ch5">
              <text:p>Кол-во правых частей</text:p>
            </chart:title>
            <chart:categories table:cell-range-address="Лист1.A2:Лист1.A9"/>
            <chart:grid chart:style-name="ch6" chart:class="major"/>
          </chart:axis>
          <chart:axis chart:dimension="y" chart:name="primary-y" chart:style-name="ch7">
            <chart:title svg:x="0.451cm" svg:y="5.858cm" chart:style-name="ch8">
              <text:p>Время расчёта</text:p>
            </chart:title>
            <chart:grid chart:style-name="ch6" chart:class="major"/>
          </chart:axis>
          <chart:series chart:style-name="ch9" chart:values-cell-range-address="Лист1.B2:Лист1.B9" chart:label-cell-address="Лист1.B1:Лист1.B1" chart:class="chart:bar">
            <chart:data-point chart:style-name="ch10"/>
            <chart:data-point chart:repeated="7"/>
          </chart:series>
          <chart:series chart:style-name="ch11" chart:values-cell-range-address="Лист1.C2:Лист1.C9" chart:label-cell-address="Лист1.C1:Лист1.C1" chart:class="chart:bar">
            <chart:data-point chart:repeated="8"/>
          </chart:series>
          <chart:series chart:style-name="ch12" chart:values-cell-range-address="Лист1.D2:Лист1.D9" chart:label-cell-address="Лист1.D1:Лист1.D1" chart:class="chart:bar">
            <chart:data-point chart:repeated="8"/>
          </chart:series>
          <chart:series chart:style-name="ch13" chart:values-cell-range-address="Лист1.E2:Лист1.E9" chart:label-cell-address="Лист1.E1:Лист1.E1" chart:class="chart:bar">
            <chart:data-point chart:repeated="8"/>
          </chart:series>
          <chart:series chart:style-name="ch14" chart:values-cell-range-address="Лист1.F2:Лист1.F9" chart:label-cell-address="Лист1.F1:Лист1.F1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Лист1.B1:Лист1.B1</svg:desc>
                </draw:g>
              </table:table-cell>
              <table:table-cell office:value-type="string">
                <text:p>128</text:p>
                <draw:g>
                  <svg:desc>Лист1.C1:Лист1.C1</svg:desc>
                </draw:g>
              </table:table-cell>
              <table:table-cell office:value-type="string">
                <text:p>256</text:p>
                <draw:g>
                  <svg:desc>Лист1.D1:Лист1.D1</svg:desc>
                </draw:g>
              </table:table-cell>
              <table:table-cell office:value-type="string">
                <text:p>512</text:p>
                <draw:g>
                  <svg:desc>Лист1.E1:Лист1.E1</svg:desc>
                </draw:g>
              </table:table-cell>
              <table:table-cell office:value-type="string">
                <text:p>1024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9</svg:desc>
                </draw:g>
              </table:table-cell>
              <table:table-cell office:value-type="float" office:value="0.0192994">
                <text:p>0.0192994</text:p>
                <draw:g>
                  <svg:desc>Лист1.B2:Лист1.B9</svg:desc>
                </draw:g>
              </table:table-cell>
              <table:table-cell office:value-type="float" office:value="0.0165435">
                <text:p>0.0165435</text:p>
                <draw:g>
                  <svg:desc>Лист1.C2:Лист1.C9</svg:desc>
                </draw:g>
              </table:table-cell>
              <table:table-cell office:value-type="float" office:value="0.0154891">
                <text:p>0.0154891</text:p>
                <draw:g>
                  <svg:desc>Лист1.D2:Лист1.D9</svg:desc>
                </draw:g>
              </table:table-cell>
              <table:table-cell office:value-type="float" office:value="0.0152855">
                <text:p>0.0152855</text:p>
                <draw:g>
                  <svg:desc>Лист1.E2:Лист1.E9</svg:desc>
                </draw:g>
              </table:table-cell>
              <table:table-cell office:value-type="float" office:value="0.0161229">
                <text:p>0.0161229</text:p>
                <draw:g>
                  <svg:desc>Лист1.F2:Лист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8546">
                <text:p>0.0198546</text:p>
              </table:table-cell>
              <table:table-cell office:value-type="float" office:value="0.0172708">
                <text:p>0.0172708</text:p>
              </table:table-cell>
              <table:table-cell office:value-type="float" office:value="0.0165309">
                <text:p>0.0165309</text:p>
              </table:table-cell>
              <table:table-cell office:value-type="float" office:value="0.0168574">
                <text:p>0.0168574</text:p>
              </table:table-cell>
              <table:table-cell office:value-type="float" office:value="0.0322941">
                <text:p>0.03229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9258">
                <text:p>0.0209258</text:p>
              </table:table-cell>
              <table:table-cell office:value-type="float" office:value="0.0190899">
                <text:p>0.0190899</text:p>
              </table:table-cell>
              <table:table-cell office:value-type="float" office:value="0.0212417">
                <text:p>0.0212417</text:p>
              </table:table-cell>
              <table:table-cell office:value-type="float" office:value="0.0338381">
                <text:p>0.0338381</text:p>
              </table:table-cell>
              <table:table-cell office:value-type="float" office:value="0.0644612">
                <text:p>0.06446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60143">
                <text:p>0.0260143</text:p>
              </table:table-cell>
              <table:table-cell office:value-type="float" office:value="0.0335896">
                <text:p>0.0335896</text:p>
              </table:table-cell>
              <table:table-cell office:value-type="float" office:value="0.0428702">
                <text:p>0.0428702</text:p>
              </table:table-cell>
              <table:table-cell office:value-type="float" office:value="0.0679644">
                <text:p>0.0679644</text:p>
              </table:table-cell>
              <table:table-cell office:value-type="float" office:value="0.128885">
                <text:p>0.1288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6292">
                <text:p>0.0546292</text:p>
              </table:table-cell>
              <table:table-cell office:value-type="float" office:value="0.069656">
                <text:p>0.069656</text:p>
              </table:table-cell>
              <table:table-cell office:value-type="float" office:value="0.0862588">
                <text:p>0.0862588</text:p>
              </table:table-cell>
              <table:table-cell office:value-type="float" office:value="0.136618">
                <text:p>0.136618</text:p>
              </table:table-cell>
              <table:table-cell office:value-type="float" office:value="0.257815">
                <text:p>0.2578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7375">
                <text:p>0.117375</text:p>
              </table:table-cell>
              <table:table-cell office:value-type="float" office:value="0.14374">
                <text:p>0.14374</text:p>
              </table:table-cell>
              <table:table-cell office:value-type="float" office:value="0.170078">
                <text:p>0.170078</text:p>
              </table:table-cell>
              <table:table-cell office:value-type="float" office:value="0.274148">
                <text:p>0.274148</text:p>
              </table:table-cell>
              <table:table-cell office:value-type="float" office:value="0.515385">
                <text:p>0.5153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2264">
                <text:p>0.242264</text:p>
              </table:table-cell>
              <table:table-cell office:value-type="float" office:value="0.292764">
                <text:p>0.292764</text:p>
              </table:table-cell>
              <table:table-cell office:value-type="float" office:value="0.351383">
                <text:p>0.351383</text:p>
              </table:table-cell>
              <table:table-cell office:value-type="float" office:value="0.547034">
                <text:p>0.547034</text:p>
              </table:table-cell>
              <table:table-cell office:value-type="float" office:value="1.03376">
                <text:p>1.033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12602">
                <text:p>0.512602</text:p>
              </table:table-cell>
              <table:table-cell office:value-type="float" office:value="0.605092">
                <text:p>0.605092</text:p>
              </table:table-cell>
              <table:table-cell office:value-type="float" office:value="0.70815">
                <text:p>0.70815</text:p>
              </table:table-cell>
              <table:table-cell office:value-type="float" office:value="1.10266">
                <text:p>1.10266</text:p>
              </table:table-cell>
              <table:table-cell office:value-type="float" office:value="2.06295">
                <text:p>2.06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